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it" fo:country="IT"/>
    </style:style>
    <style:style style:name="P2" style:family="paragraph" style:parent-style-name="SF-titolo" style:master-page-name="Standard">
      <style:paragraph-properties fo:margin-left="0mm" fo:margin-right="0mm" fo:text-indent="0mm" style:auto-text-indent="false" style:page-number="auto">
        <style:tab-stops>
          <style:tab-stop style:position="22.23mm"/>
        </style:tab-stops>
      </style:paragraph-properties>
      <style:text-properties fo:font-size="10pt" fo:language="it" fo:country="IT" officeooo:rsid="00227c31" officeooo:paragraph-rsid="00227c31" style:font-size-asian="10pt" style:font-size-complex="10pt"/>
    </style:style>
    <style:style style:name="P3" style:family="paragraph" style:parent-style-name="SF-titolo">
      <style:paragraph-properties fo:margin-left="0mm" fo:margin-right="0mm" fo:text-indent="0mm" style:auto-text-indent="false">
        <style:tab-stops>
          <style:tab-stop style:position="22.23mm"/>
        </style:tab-stops>
      </style:paragraph-properties>
      <style:text-properties fo:font-size="10pt" fo:language="it" fo:country="IT" officeooo:rsid="00227c31" officeooo:paragraph-rsid="0023f0f8" style:font-size-asian="10pt" style:font-size-complex="10pt"/>
    </style:style>
    <style:style style:name="P4" style:family="paragraph" style:parent-style-name="SF-titolo">
      <style:paragraph-properties fo:margin-left="0mm" fo:margin-right="0mm" fo:text-indent="0mm" style:auto-text-indent="false">
        <style:tab-stops>
          <style:tab-stop style:position="22.23mm"/>
        </style:tab-stops>
      </style:paragraph-properties>
      <style:text-properties fo:font-size="10pt" fo:language="it" fo:country="IT" officeooo:rsid="00227c31" officeooo:paragraph-rsid="0025fd8a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officeooo:rsid="0023f0f8"/>
    </style:style>
    <style:style style:name="T2" style:family="text">
      <style:text-properties officeooo:rsid="00257e87"/>
    </style:style>
    <style:style style:name="T3" style:family="text">
      <style:text-properties officeooo:rsid="0025fd8a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draw:stroke-dash="Dashed_20__28_var_29__20_5" svg:stroke-width="0.18mm" svg:stroke-color="#000000" svg:stroke-opacity="75%" draw:stroke-linejoin="miter" draw:fill-color="#800000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18mm" svg:stroke-color="#000000" svg:stroke-opacity="75%" draw:stroke-linejoin="miter" draw:fill-color="#ffffff" draw:opacity="5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0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c0c0c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80808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ffff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800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0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80008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00ff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8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ff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8080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ff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008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00ff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808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00ffff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c0cb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1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6347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2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a5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3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ffd700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4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9400d3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5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87ceeb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6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d2691e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7" style:family="graphic">
      <style:graphic-properties draw:stroke="solid" draw:stroke-dash="Dashed_20__28_var_29__20_4" svg:stroke-width="0.18mm" svg:stroke-color="#000000" svg:stroke-opacity="100%" draw:stroke-linejoin="round" svg:stroke-linecap="butt" draw:fill="solid" draw:fill-color="#a52a2a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8" style:family="graphic">
      <style:graphic-properties draw:stroke="solid" draw:stroke-dash="Dashed_20__28_var_29__20_4" svg:stroke-width="0.18mm" svg:stroke-color="#000000" svg:stroke-opacity="100%" draw:stroke-linejoin="round" svg:stroke-linecap="butt" draw:fill="none" draw:fill-color="#ffffff" draw:opacity="100%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5" drawooo:display="printer" svg:width="0mm" svg:height="0mm" svg:x="104.92mm" svg:y="201.33mm" svg:viewBox="0 0 0 0" draw:points="0,0">
        <text:p/>
      </draw:polygon>
      <draw:rect text:anchor-type="page" text:anchor-page-number="0" draw:z-index="1" draw:style-name="gr2" draw:text-style-name="P5" drawooo:display="printer" svg:width="1.01mm" svg:height="1.01mm" svg:x="0mm" svg:y="0mm">
        <text:p/>
      </draw:rect>
      <draw:rect text:anchor-type="page" text:anchor-page-number="0" draw:z-index="2" draw:style-name="gr2" draw:text-style-name="P5" drawooo:display="printer" svg:width="1.01mm" svg:height="1.01mm" svg:x="0mm" svg:y="0mm">
        <text:p/>
      </draw:rect>
      <draw:rect text:anchor-type="page" text:anchor-page-number="0" draw:z-index="3" draw:style-name="gr2" draw:text-style-name="P5" drawooo:display="printer" svg:width="1.01mm" svg:height="1.01mm" svg:x="0mm" svg:y="0mm">
        <text:p/>
      </draw:rect>
      <draw:polygon text:anchor-type="page" text:anchor-page-number="0" draw:z-index="4" draw:name="turtle" draw:style-name="gr3" draw:text-style-name="P5" drawooo:display="printer" svg:width="0mm" svg:height="0mm" svg:x="104.92mm" svg:y="236.61mm" svg:viewBox="0 0 0 0" draw:points="0,0">
        <text:p/>
      </draw:polygon>
      <draw:rect text:anchor-type="page" text:anchor-page-number="0" draw:z-index="5" draw:style-name="gr4" draw:text-style-name="P5" svg:width="70.56mm" svg:height="3.54mm" svg:x="69.66mm" svg:y="166.67mm">
        <text:p/>
      </draw:rect>
      <draw:rect text:anchor-type="page" text:anchor-page-number="0" draw:z-index="6" draw:style-name="gr5" draw:text-style-name="P5" svg:width="70.56mm" svg:height="3.54mm" svg:x="69.66mm" svg:y="170.2mm">
        <text:p/>
      </draw:rect>
      <draw:rect text:anchor-type="page" text:anchor-page-number="0" draw:z-index="7" draw:style-name="gr6" draw:text-style-name="P5" svg:width="70.56mm" svg:height="3.54mm" svg:x="69.66mm" svg:y="173.73mm">
        <text:p/>
      </draw:rect>
      <draw:rect text:anchor-type="page" text:anchor-page-number="0" draw:z-index="8" draw:style-name="gr7" draw:text-style-name="P5" svg:width="70.56mm" svg:height="3.54mm" svg:x="69.66mm" svg:y="177.25mm">
        <text:p/>
      </draw:rect>
      <draw:rect text:anchor-type="page" text:anchor-page-number="0" draw:z-index="9" draw:style-name="gr8" draw:text-style-name="P5" svg:width="70.56mm" svg:height="3.54mm" svg:x="69.66mm" svg:y="180.78mm">
        <text:p/>
      </draw:rect>
      <draw:rect text:anchor-type="page" text:anchor-page-number="0" draw:z-index="10" draw:style-name="gr9" draw:text-style-name="P5" svg:width="70.56mm" svg:height="3.54mm" svg:x="69.66mm" svg:y="184.31mm">
        <text:p/>
      </draw:rect>
      <draw:rect text:anchor-type="page" text:anchor-page-number="0" draw:z-index="11" draw:style-name="gr10" draw:text-style-name="P5" svg:width="70.56mm" svg:height="3.54mm" svg:x="69.66mm" svg:y="187.84mm">
        <text:p/>
      </draw:rect>
      <draw:rect text:anchor-type="page" text:anchor-page-number="0" draw:z-index="12" draw:style-name="gr11" draw:text-style-name="P5" svg:width="70.56mm" svg:height="3.54mm" svg:x="69.66mm" svg:y="191.36mm">
        <text:p/>
      </draw:rect>
      <draw:rect text:anchor-type="page" text:anchor-page-number="0" draw:z-index="13" draw:style-name="gr12" draw:text-style-name="P5" svg:width="70.56mm" svg:height="3.54mm" svg:x="69.66mm" svg:y="194.89mm">
        <text:p/>
      </draw:rect>
      <draw:rect text:anchor-type="page" text:anchor-page-number="0" draw:z-index="14" draw:style-name="gr13" draw:text-style-name="P5" svg:width="70.56mm" svg:height="3.54mm" svg:x="69.66mm" svg:y="198.42mm">
        <text:p/>
      </draw:rect>
      <draw:rect text:anchor-type="page" text:anchor-page-number="0" draw:z-index="15" draw:style-name="gr14" draw:text-style-name="P5" svg:width="70.56mm" svg:height="3.54mm" svg:x="69.66mm" svg:y="201.95mm">
        <text:p/>
      </draw:rect>
      <draw:rect text:anchor-type="page" text:anchor-page-number="0" draw:z-index="16" draw:style-name="gr15" draw:text-style-name="P5" svg:width="70.56mm" svg:height="3.54mm" svg:x="69.66mm" svg:y="205.48mm">
        <text:p/>
      </draw:rect>
      <draw:rect text:anchor-type="page" text:anchor-page-number="0" draw:z-index="17" draw:style-name="gr16" draw:text-style-name="P5" svg:width="70.56mm" svg:height="3.54mm" svg:x="69.66mm" svg:y="209mm">
        <text:p/>
      </draw:rect>
      <draw:rect text:anchor-type="page" text:anchor-page-number="0" draw:z-index="18" draw:style-name="gr17" draw:text-style-name="P5" svg:width="70.56mm" svg:height="3.54mm" svg:x="69.66mm" svg:y="212.53mm">
        <text:p/>
      </draw:rect>
      <draw:rect text:anchor-type="page" text:anchor-page-number="0" draw:z-index="19" draw:style-name="gr18" draw:text-style-name="P5" svg:width="70.56mm" svg:height="3.54mm" svg:x="69.66mm" svg:y="216.06mm">
        <text:p/>
      </draw:rect>
      <draw:rect text:anchor-type="page" text:anchor-page-number="0" draw:z-index="20" draw:style-name="gr19" draw:text-style-name="P5" svg:width="70.56mm" svg:height="3.54mm" svg:x="69.66mm" svg:y="219.59mm">
        <text:p/>
      </draw:rect>
      <draw:rect text:anchor-type="page" text:anchor-page-number="0" draw:z-index="21" draw:style-name="gr20" draw:text-style-name="P5" svg:width="70.56mm" svg:height="3.54mm" svg:x="69.66mm" svg:y="223.11mm">
        <text:p/>
      </draw:rect>
      <draw:rect text:anchor-type="page" text:anchor-page-number="0" draw:z-index="22" draw:style-name="gr21" draw:text-style-name="P5" svg:width="70.56mm" svg:height="3.54mm" svg:x="69.66mm" svg:y="226.64mm">
        <text:p/>
      </draw:rect>
      <draw:rect text:anchor-type="page" text:anchor-page-number="0" draw:z-index="23" draw:style-name="gr22" draw:text-style-name="P5" svg:width="70.56mm" svg:height="3.54mm" svg:x="69.66mm" svg:y="230.17mm">
        <text:p/>
      </draw:rect>
      <draw:rect text:anchor-type="page" text:anchor-page-number="0" draw:z-index="24" draw:style-name="gr23" draw:text-style-name="P5" svg:width="70.56mm" svg:height="3.54mm" svg:x="69.66mm" svg:y="233.7mm">
        <text:p/>
      </draw:rect>
      <draw:rect text:anchor-type="page" text:anchor-page-number="0" draw:z-index="25" draw:style-name="gr24" draw:text-style-name="P5" svg:width="70.56mm" svg:height="3.54mm" svg:x="69.66mm" svg:y="237.23mm">
        <text:p/>
      </draw:rect>
      <draw:rect text:anchor-type="page" text:anchor-page-number="0" draw:z-index="26" draw:style-name="gr25" draw:text-style-name="P5" svg:width="70.56mm" svg:height="3.54mm" svg:x="69.66mm" svg:y="240.75mm">
        <text:p/>
      </draw:rect>
      <draw:rect text:anchor-type="page" text:anchor-page-number="0" draw:z-index="27" draw:style-name="gr26" draw:text-style-name="P5" svg:width="70.56mm" svg:height="3.54mm" svg:x="69.66mm" svg:y="244.28mm">
        <text:p/>
      </draw:rect>
      <draw:rect text:anchor-type="page" text:anchor-page-number="0" draw:z-index="28" draw:style-name="gr27" draw:text-style-name="P5" svg:width="70.56mm" svg:height="3.54mm" svg:x="69.66mm" svg:y="247.81mm">
        <text:p/>
      </draw:rect>
      <draw:rect text:anchor-type="page" text:anchor-page-number="0" draw:z-index="29" draw:style-name="gr28" draw:text-style-name="P5" svg:width="70.56mm" svg:height="3.54mm" svg:x="69.66mm" svg:y="251.34mm">
        <text:p/>
      </draw:rect>
      <text:section text:style-name="Sect1" text:name="TextSection">
        <text:p text:style-name="P2"/>
        <text:p text:style-name="P4">CLEARSCREEN</text:p>
        <text:p text:style-name="P4">HOME</text:p>
        <text:p text:style-name="P4">FILLCOLOR “BLACK” <text:s/>RECTANGLE [200,10]PENUP FORWARD -10 PENDOWN</text:p>
        <text:p text:style-name="P4">FILLCOLOR “SILVER” <text:s/>RECTANGLE [200,10] PENUP FORWARD -10 PENDOWN</text:p>
        <text:p text:style-name="P4">FILLCOLOR “GRAY” <text:s/>RECTANGLE [200,10] <text:s/>PENUP FORWARD -10 PENDOWN</text:p>
        <text:p text:style-name="P4">FILLCOLOR “WHITE” <text:s/>RECTANGLE [200,10] PENUP FORWARD -10 PENDOWN </text:p>
        <text:p text:style-name="P4">FILLCOLOR “MAROON” <text:s/>RECTANGLE [200,10] PENUP FORWARD -10 PENDOWN </text:p>
        <text:p text:style-name="P4">FILLCOLOR “RED” <text:s/>RECTANGLE [200,10]PENUP FORWARD -10 PENDOWN</text:p>
        <text:p text:style-name="P4">FILLCOLOR “PURPLE” <text:s/>RECTANGLE [200,10] PENUP FORWARD -10 PENDOWN</text:p>
        <text:p text:style-name="P4">FILLCOLOR “FUCHSIA” <text:s/>RECTANGLE [200,10] <text:s/>PENUP FORWARD -10 PENDOWN</text:p>
        <text:p text:style-name="P4">FILLCOLOR “GREEN” <text:s/>RECTANGLE [200,10] PENUP FORWARD -10 PENDOWN </text:p>
        <text:p text:style-name="P4">FILLCOLOR “LIME” <text:s/>RECTANGLE [200,10] PENUP FORWARD -10 PENDOWN </text:p>
        <text:p text:style-name="P4">FILLCOLOR “OLIVE” <text:s/>RECTANGLE [200,10] PENUP FORWARD -10 PENDOWN </text:p>
        <text:p text:style-name="P4">FILLCOLOR “YELLOW” <text:s/>RECTANGLE [200,10] PENUP FORWARD -10 PENDOWN </text:p>
        <text:p text:style-name="P4">FILLCOLOR “NAVY” <text:s/>RECTANGLE [200,10] PENUP FORWARD -10 PENDOWN </text:p>
        <text:p text:style-name="P4">FILLCOLOR “BLUE” <text:s/>RECTANGLE [200,10] PENUP FORWARD -10 PENDOWN </text:p>
        <text:p text:style-name="P4">FILLCOLOR “TEAL” <text:s/>RECTANGLE [200,10] PENUP FORWARD -10 PENDOWN </text:p>
        <text:p text:style-name="P4">FILLCOLOR “AQUA” <text:s/>RECTANGLE [200,10] PENUP FORWARD -10 PENDOWN </text:p>
        <text:p text:style-name="P4">FILLCOLOR “PINK” <text:s/>RECTANGLE [200,10] PENUP FORWARD -10 PENDOWN </text:p>
        <text:p text:style-name="P4">FILLCOLOR “TOMATO” <text:s/>RECTANGLE [200,10] PENUP FORWARD -10 PENDOWN </text:p>
        <text:p text:style-name="P4">FILLCOLOR “ORANGE” <text:s/>RECTANGLE [200,10] PENUP FORWARD -10 PENDOWN </text:p>
        <text:p text:style-name="P4">FILLCOLOR “GOLD” <text:s/>RECTANGLE [200,10] PENUP FORWARD -10 PENDOWN </text:p>
        <text:p text:style-name="P4">FILLCOLOR “VIOLET” <text:s/>RECTANGLE [200,10] PENUP FORWARD -10 PENDOWN </text:p>
        <text:p text:style-name="P4">FILLCOLOR “SKYBLUE” <text:s/>RECTANGLE [200,10] PENUP FORWARD -10 PENDOWN </text:p>
        <text:p text:style-name="P4">FILLCOLOR “CHOCOLATE” <text:s/>RECTANGLE [200,10] PENUP FORWARD -10 PENDOWN </text:p>
        <text:p text:style-name="P4">FILLCOLOR “BROWN” <text:s/>RECTANGLE [200,10] PENUP FORWARD -10 PENDOWN </text:p>
        <text:p text:style-name="P4">FILLCOLOR “INVISIBLE” <text:s/>RECTANGLE [200,10] PENUP FORWARD -10 PENDOWN </text:p>
        <text:p text:style-name="P4">HIDETURTL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imbus Roman No9 L1" svg:font-family="'Nimbus Roman No9 L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Nimbus Roman No9 L" fo:font-size="12pt" fo:language="it" fo:country="IT" style:letter-kerning="true" style:font-name-asian="Droid Sans Fallback" style:font-size-asian="12pt" style:language-asian="zh" style:country-asian="CN" style:font-name-complex="Nimbus Roman No9 L1" style:font-size-complex="10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fo:color="#000000" style:font-name="Nimbus Roman No9 L" fo:font-size="12pt" fo:language="it" fo:country="IT" style:letter-kerning="true" fo:background-color="#ffffff" style:font-name-asian="Droid Sans Fallback" style:font-size-asian="12pt" style:language-asian="zh" style:country-asian="CN" style:font-name-complex="Nimbus Roman No9 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 fo:line-height="12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default-outline-level="" style:class="list">
      <style:paragraph-properties fo:margin-top="0mm" fo:margin-bottom="2.47mm" style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text:number-lines="false" text:line-number="0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4.23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8pt" fo:font-weight="bold" style:font-size-asian="18pt" style:font-weight-asian="bold" style:font-name-complex="Liberation Sans2" style:font-family-complex="'Liberation Sans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>
      <style:paragraph-properties fo:margin-top="3.53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Heading_20_3" style:display-name="Heading 3" style:family="paragraph" style:parent-style-name="Heading" style:default-outline-level="" style:class="text">
      <style:paragraph-properties fo:margin-top="2.47mm" fo:margin-bottom="2.12mm" style:contextual-spacing="false"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name-complex="Liberation Sans2" style:font-family-complex="'Liberation Sans'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>
      <style:paragraph-properties fo:margin-top="7.76mm" fo:margin-bottom="1.06mm" style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 style:font-name-complex="Liberation Sans2" style:font-family-complex="'Liberation Sans'" style:font-family-generic-complex="system" style:font-pitch-complex="variable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default-outline-level="" style:class="text"/>
    <style:style style:name="Heading_20_7" style:display-name="Heading 7" style:family="paragraph" style:parent-style-name="Heading" style:default-outline-level="" style:class="text"/>
    <style:style style:name="Arrowhead_20_List" style:display-name="Arrowhea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lock_20_Text" style:display-name="Block Tex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ox_20_List" style:display-name="Box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Bullet_20_List" style:display-name="Bulle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hapter_20_Heading" style:display-name="Chapter Heading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12.7mm" fo:margin-right="0mm" fo:text-indent="-7.62mm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25.4mm" fo:margin-right="0mm" fo:text-indent="-7.62m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38.1mm" fo:margin-right="0mm" fo:text-indent="-7.62m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50.8mm" fo:margin-right="0mm" fo:text-indent="-7.62mm" style:auto-text-indent="false"/>
    </style:style>
    <style:style style:name="Contents_20_Header" style:display-name="Contents Header" style:family="paragraph">
      <style:text-properties fo:color="#000000" style:font-name="Liberation Sans1" fo:font-family="'Liberation Sans'" style:font-family-generic="roman" style:font-pitch="variable" fo:font-size="16pt" fo:language="it" fo:country="IT" fo:background-color="#ffffff" style:font-name-asian="Droid Sans Fallback" style:font-family-asian="'Droid Sans Fallback'" style:font-family-generic-asian="system" style:font-pitch-asian="variable" style:font-size-asian="16pt" style:language-asian="zh" style:country-asian="CN" style:font-name-complex="Liberation Sans2" style:font-family-complex="'Liberation Sans'" style:font-family-generic-complex="system" style:font-pitch-complex="variable" style:font-size-complex="10pt" style:language-complex="hi" style:country-complex="IN"/>
    </style:style>
    <style:style style:name="Dashed_20_List" style:display-name="Dash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Diamond_20_List" style:display-name="Diamo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5.08mm" fo:margin-right="0mm" fo:text-indent="-5.08mm" style:auto-text-indent="false"/>
    </style:style>
    <style:style style:name="Endnote_20_Symbol" style:display-name="Endnote Symbol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Footnote" style:family="paragraph" style:parent-style-name="Standard" style:default-outline-level="" style:class="extra">
      <style:paragraph-properties fo:margin-left="5.98mm" fo:margin-right="0mm" fo:margin-top="0mm" fo:margin-bottom="0mm" style:contextual-spacing="false" fo:text-align="start" style:justify-single-word="false" fo:text-indent="-5.98m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and_20_List" style:display-name="Han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Heart_20_List" style:display-name="Heart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Implies_20_List" style:display-name="Implies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Case_20_List" style:display-name="Lower Cas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Lower_20_Roman_20_List" style:display-name="Lower Roman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Numbered_20_Heading_20_1" style:display-name="Numbered Heading 1" style:family="paragraph" style:parent-style-name="Heading_20_1" style:default-outline-level="">
      <style:paragraph-properties fo:margin-left="0mm" fo:margin-right="0mm" fo:text-indent="0mm" style:auto-text-indent="false"/>
    </style:style>
    <style:style style:name="Numbered_20_Heading_20_2" style:display-name="Numbered Heading 2" style:family="paragraph" style:parent-style-name="Heading_20_2" style:default-outline-level="">
      <style:paragraph-properties fo:margin-left="0mm" fo:margin-right="0mm" fo:text-indent="0mm" style:auto-text-indent="false"/>
    </style:style>
    <style:style style:name="Numbered_20_Heading_20_3" style:display-name="Numbered Heading 3" style:family="paragraph" style:parent-style-name="Heading_20_3" style:default-outline-level="">
      <style:paragraph-properties fo:margin-left="0mm" fo:margin-right="0mm" fo:text-indent="0mm" style:auto-text-indent="false"/>
    </style:style>
    <style:style style:name="Numbered_20_List" style:display-name="Numbered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Plain_20_Text" style:display-name="Plain Text" style:family="paragraph">
      <style:text-properties fo:color="#000000" style:font-name="Courier New" fo:font-family="'Courier New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0pt" style:language-complex="hi" style:country-complex="IN"/>
    </style:style>
    <style:style style:name="Quotations" style:family="paragraph" style:parent-style-name="Standard" style:default-outline-level="" style:class="html">
      <style:paragraph-properties fo:margin-left="10mm" fo:margin-right="10mm" fo:margin-top="0mm" fo:margin-bottom="4.99mm" style:contextual-spacing="false" fo:text-align="start" style:justify-single-word="false" fo:text-indent="0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autore" style:family="paragraph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paragrafo" style:family="paragraph" style:parent-style-name="Standard" style:default-outline-level="">
      <style:paragraph-properties fo:margin-left="0mm" fo:margin-right="0mm" fo:margin-top="0mm" fo:margin-bottom="0mm" style:contextual-spacing="false" fo:text-align="start" style:justify-single-word="false" fo:text-indent="5.08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SF-titolo" style:family="paragraph">
      <style:text-properties fo:color="#000000" style:font-name="Times New Roman" fo:font-family="'Times New Roman'" style:font-family-generic="roman" style:font-pitch="variable" fo:font-size="18pt" fo:language="it" fo:country="IT" fo:background-color="#ffffff" style:font-name-asian="Droid Sans Fallback" style:font-family-asian="'Droid Sans Fallback'" style:font-family-generic-asian="system" style:font-pitch-asian="variable" style:font-size-asian="18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F-titolo-paragrafo" style:family="paragraph" style:default-outline-level="1">
      <style:text-properties fo:color="#000000" style:font-name="Times New Roman" fo:font-family="'Times New Roman'" style:font-family-generic="roman" style:font-pitch="variable" fo:font-size="14pt" fo:language="it" fo:country="IT" fo:font-style="italic" fo:background-color="#ffffff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ection_20_Heading" style:display-name="Section Heading" style:family="paragraph" style:parent-style-name="Numbered_20_Heading_20_1" style:default-outline-level="">
      <style:paragraph-properties fo:margin-left="0mm" fo:margin-right="0mm" fo:text-indent="0mm" style:auto-text-indent="false"/>
    </style:style>
    <style:style style:name="Square_20_List" style:display-name="Squar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ar_20_List" style:display-name="Star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Studi-per-la-formazione" style:family="paragraph">
      <style:text-properties fo:color="#000000" style:font-name="Times New Roman" fo:font-family="'Times New Roman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Subtitle" style:family="paragraph" style:parent-style-name="Heading" style:default-outline-level="" style:class="chapter">
      <style:paragraph-properties fo:margin-top="1.06mm" fo:margin-bottom="2.12mm" style:contextual-spacing="false" fo:text-align="center" style:justify-single-word="false"/>
      <style:text-properties style:font-name="Liberation Sans" fo:font-family="'Liberation Sans'" style:font-family-generic="swiss" style:font-pitch="variable" fo:font-size="18pt" fo:font-style="italic" style:font-size-asian="18pt" style:font-style-asian="italic" style:font-name-complex="Liberation Sans2" style:font-family-complex="'Liberation Sans'" style:font-family-generic-complex="system" style:font-pitch-complex="variable"/>
    </style:style>
    <style:style style:name="Tick_20_List" style:display-name="Tick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Title" style:family="paragraph" style:parent-style-name="Heading" style:next-style-name="Subtitle" style:default-outline-level="" style:class="chapter">
      <style:paragraph-properties fo:margin-top="4.23mm" fo:margin-bottom="2.12mm" style:contextual-spacing="false" fo:text-align="center" style:justify-single-word="false"/>
      <style:text-properties style:font-name="Liberation Sans" fo:font-family="'Liberation Sans'" style:font-family-generic="swiss" style:font-pitch="variable" fo:font-size="28pt" fo:font-weight="bold" style:font-size-asian="28pt" style:font-weight-asian="bold" style:font-name-complex="Liberation Sans2" style:font-family-complex="'Liberation Sans'" style:font-family-generic-complex="system" style:font-pitch-complex="variable"/>
    </style:style>
    <style:style style:name="Triangle_20_List" style:display-name="Triangle List" style:family="paragraph">
      <style:text-properties fo:color="#000000" style:font-name="Nimbus Roman No9 L" fo:font-family="'Nimbus Roman No9 L'" style:font-family-generic="roman" style:font-pitch="variable" fo:font-size="12pt" fo:language="it" fo:country="IT" fo:background-color="#ffffff" style:font-name-asian="Droid Sans Fallback" style:font-family-asian="'Droid Sans Fallback'" style:font-family-generic-asian="system" style:font-pitch-asian="variable" style:font-size-asian="12pt" style:language-asian="zh" style:country-asian="CN" style:font-name-complex="Nimbus Roman No9 L1" style:font-family-complex="'Nimbus Roman No9 L'" style:font-family-generic-complex="system" style:font-pitch-complex="variable" style:font-size-complex="10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12.7mm" fo:margin-right="0mm" fo:text-indent="-7.62m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2.7mm" fo:margin-right="0mm" fo:text-indent="-7.62mm" style:auto-text-indent="false"/>
    </style:style>
    <style:style style:name="Footer" style:family="paragraph" style:parent-style-name="Standard" style:default-outline-level="" style:class="extra"/>
    <style:style style:name="SF-citazione" style:family="paragraph" style:parent-style-name="SF-paragrafo" style:default-outline-level="">
      <style:paragraph-properties fo:margin-left="0mm" fo:margin-right="0mm" fo:margin-top="12.7mm" fo:margin-bottom="12.7mm" style:contextual-spacing="true" fo:text-indent="12.7m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default-outline-level="" style:class="extra">
      <style:text-properties fo:font-size="11pt" style:font-size-asian="11pt"/>
    </style:style>
    <style:style style:name="Table_20_Heading" style:display-name="Table Heading" style:family="paragraph" style:parent-style-name="Table_20_Contents" style:default-outline-level="" style:class="extra"/>
    <style:style style:name="SF-sottotitolo-paragrafo" style:family="paragraph" style:parent-style-name="SF-titolo-paragrafo" style:default-outline-level="2">
      <style:text-properties fo:font-size="12pt" style:font-size-asian="12pt"/>
    </style:style>
    <style:style style:name="SF-sottosottotitolo-paragrafo" style:family="paragraph" style:parent-style-name="SF-sottotitolo-paragrafo" style:default-outline-level="3"/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anchor_5f_text" style:display-name="Footnote anchor_text" style:family="text">
      <style:text-properties style:text-position="super 58%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space" fo:text-indent="-7.62mm" fo:margin-left="7.62m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'Times New Roman'" style:font-family-generic="roman"/>
      </text:list-level-style-bullet>
      <text:list-level-style-bullet text:level="2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'Times New Roman'" style:font-family-generic="roman"/>
      </text:list-level-style-bullet>
      <text:list-level-style-bullet text:level="3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Times New Roman'" style:font-family-generic="roman"/>
      </text:list-level-style-bullet>
      <text:list-level-style-bullet text:level="4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Times New Roman'" style:font-family-generic="roman"/>
      </text:list-level-style-bullet>
      <text:list-level-style-bullet text:level="5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Times New Roman'" style:font-family-generic="roman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'Times New Roman'" style:font-family-generic="roman"/>
      </text:list-level-style-bullet>
      <text:list-level-style-bullet text:level="7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'Times New Roman'" style:font-family-generic="roman"/>
      </text:list-level-style-bullet>
      <text:list-level-style-bullet text:level="8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'Times New Roman'" style:font-family-generic="roman"/>
      </text:list-level-style-bullet>
      <text:list-level-style-bullet text:level="9" text:style-name="ListLabel_20_69" style:num-suffix="•" text:bullet-char="•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1" style:num-suffix="▪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fo:language="it" fo:country="IT"/>
    </style:style>
    <style:page-layout style:name="Mpm1">
      <style:page-layout-properties fo:page-width="210.01mm" fo:page-height="297mm" style:num-format="1" style:print-orientation="portrait" fo:margin-top="30mm" fo:margin-bottom="12.7mm" fo:margin-left="30mm" fo:margin-right="30mm" style:writing-mode="lr-tb" style:layout-grid-color="#c0c0c0" style:layout-grid-lines="44" style:layout-grid-base-height="5.5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>
        <style:header-footer-properties fo:min-height="16mm" fo:margin-left="0mm" fo:margin-right="0mm" fo:margin-top="14.99mm" style:dynamic-spacing="true"/>
      </style:footer-style>
    </style:page-layout>
    <style:page-layout style:name="Mpm2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22860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Converted25" style:page-layout-name="Mpm2"/>
    <style:master-page style:name="Converted26" style:page-layout-name="Mpm2"/>
    <style:master-page style:name="Converted27" style:page-layout-name="Mpm2"/>
    <style:master-page style:name="Converted28" style:page-layout-name="Mpm2"/>
    <style:master-page style:name="Converted29" style:page-layout-name="Mpm2"/>
    <style:master-page style:name="Converted30" style:page-layout-name="Mpm2"/>
    <style:master-page style:name="Converted31" style:page-layout-name="Mpm2"/>
    <style:master-page style:name="Converted32" style:page-layout-name="Mpm2"/>
    <style:master-page style:name="Converted33" style:page-layout-name="Mpm2"/>
    <style:master-page style:name="Converted34" style:page-layout-name="Mpm2"/>
    <style:master-page style:name="Converted35" style:page-layout-name="Mpm2"/>
    <style:master-page style:name="Converted36" style:page-layout-name="Mpm2"/>
    <style:master-page style:name="Converted37" style:page-layout-name="Mpm2"/>
    <style:master-page style:name="Converted38" style:page-layout-name="Mpm2"/>
    <style:master-page style:name="Converted39" style:page-layout-name="Mpm2"/>
    <style:master-page style:name="Converted40" style:page-layout-name="Mpm2"/>
    <style:master-page style:name="Converted41" style:page-layout-name="Mpm2"/>
    <style:master-page style:name="Converted42" style:page-layout-name="Mpm2"/>
    <style:master-page style:name="Converted43" style:page-layout-name="Mpm2"/>
    <style:master-page style:name="Converted44" style:page-layout-name="Mpm2"/>
    <style:master-page style:name="Converted45" style:page-layout-name="Mpm2"/>
    <style:master-page style:name="Converted46" style:page-layout-name="Mpm2"/>
    <style:master-page style:name="Converted47" style:page-layout-name="Mpm2"/>
    <style:master-page style:name="Converted48" style:page-layout-name="Mpm2"/>
    <style:master-page style:name="Converted49" style:page-layout-name="Mpm2"/>
    <style:master-page style:name="Converted50" style:page-layout-name="Mpm2"/>
    <style:master-page style:name="Converted51" style:page-layout-name="Mpm2"/>
    <style:master-page style:name="Converted52" style:page-layout-name="Mpm2"/>
    <style:master-page style:name="Converted53" style:page-layout-name="Mpm2"/>
    <style:master-page style:name="Converted54" style:page-layout-name="Mpm2"/>
    <style:master-page style:name="Converted55" style:page-layout-name="Mpm2"/>
    <style:master-page style:name="Converted56" style:page-layout-name="Mpm2"/>
    <style:master-page style:name="Converted57" style:page-layout-name="Mpm2"/>
    <style:master-page style:name="Converted58" style:page-layout-name="Mpm2"/>
    <style:master-page style:name="Converted59" style:page-layout-name="Mpm2"/>
    <style:master-page style:name="Converted60" style:page-layout-name="Mpm2"/>
    <style:master-page style:name="Converted61" style:page-layout-name="Mpm2"/>
    <style:master-page style:name="Converted62" style:page-layout-name="Mpm2"/>
    <style:master-page style:name="Converted63" style:page-layout-name="Mpm2"/>
    <style:master-page style:name="Converted64" style:page-layout-name="Mpm2"/>
    <style:master-page style:name="Converted65" style:page-layout-name="Mpm2"/>
    <style:master-page style:name="Converted66" style:page-layout-name="Mpm2"/>
    <style:master-page style:name="Converted67" style:page-layout-name="Mpm2"/>
    <style:master-page style:name="Converted68" style:page-layout-name="Mpm2"/>
    <style:master-page style:name="Converted69" style:page-layout-name="Mpm2"/>
    <style:master-page style:name="Converted70" style:page-layout-name="Mpm2"/>
    <style:master-page style:name="Converted71" style:page-layout-name="Mpm2"/>
    <style:master-page style:name="Converted72" style:page-layout-name="Mpm2"/>
    <style:master-page style:name="Converted73" style:page-layout-name="Mpm2"/>
    <style:master-page style:name="Converted74" style:page-layout-name="Mpm2"/>
    <style:master-page style:name="Converted75" style:page-layout-name="Mpm2"/>
    <style:master-page style:name="Converted76" style:page-layout-name="Mpm2"/>
    <style:master-page style:name="Converted77" style:page-layout-name="Mpm2"/>
    <style:master-page style:name="Converted78" style:page-layout-name="Mpm2"/>
    <style:master-page style:name="Converted79" style:page-layout-name="Mpm2"/>
    <style:master-page style:name="Converted80" style:page-layout-name="Mpm2"/>
    <style:master-page style:name="Converted81" style:page-layout-name="Mpm2"/>
    <style:master-page style:name="Converted82" style:page-layout-name="Mpm2"/>
    <style:master-page style:name="Converted83" style:page-layout-name="Mpm2"/>
    <style:master-page style:name="Converted84" style:page-layout-name="Mpm2"/>
    <style:master-page style:name="Converted85" style:page-layout-name="Mpm2"/>
    <style:master-page style:name="Converted86" style:page-layout-name="Mpm2"/>
    <style:master-page style:name="Converted87" style:page-layout-name="Mpm2"/>
    <style:master-page style:name="Converted88" style:page-layout-name="Mpm2"/>
    <style:master-page style:name="Converted89" style:page-layout-name="Mpm2"/>
    <style:master-page style:name="Converted90" style:page-layout-name="Mpm2"/>
    <style:master-page style:name="Converted91" style:page-layout-name="Mpm2"/>
    <style:master-page style:name="Converted92" style:page-layout-name="Mpm2"/>
    <style:master-page style:name="Converted93" style:page-layout-name="Mpm2"/>
    <style:master-page style:name="Converted94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7:25:32.845683196</meta:creation-date>
    <dc:language>it-IT</dc:language>
    <meta:editing-cycles>4</meta:editing-cycles>
    <dc:title>saggio</dc:title>
    <meta:editing-duration>PT3M42S</meta:editing-duration>
    <meta:generator>LibreOffice/4.2.8.2$Linux_x86 LibreOffice_project/420m0$Build-2</meta:generator>
    <dc:date>2016-06-18T18:00:56.762741597</dc:date>
    <meta:document-statistic meta:table-count="0" meta:image-count="0" meta:object-count="0" meta:page-count="1" meta:paragraph-count="28" meta:word-count="201" meta:character-count="1628" meta:non-whitespace-character-count="1409"/>
    <meta:template xlink:type="simple" xlink:actuate="onRequest" xlink:title="saggio" xlink:href="../../../.config/libreoffice/4/user/template/Presentation%20Backgrounds/saggio1.ott" meta:date="2016-06-18T17:25:32.520789554"/>
  </office:meta>
</office:document-meta>
</file>